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1" style:family="text">
      <style:text-properties officeooo:rsid="000ec7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 PySP State of Mind (The Python Hip Hop)</text:h>
      <text:h text:style-name="Heading_20_3" text:outline-level="3">By Woody <text:span text:style-name="T1">and https://www.song-lyrics-generator.org.uk</text:span></text:h>
      <text:h text:style-name="Heading_20_2" text:outline-level="2">A Rap</text:h>
      <text:p text:style-name="Text_20_body">Yeah, yeah<text:line-break/>Ayo, modeller, it's time.<text:line-break/>It's time, modeller (aight, modeller, begin).<text:line-break/>Straight out the scriptable dungeons of rap.</text:p>
      <text:p text:style-name="Text_20_body">The cat drops deep as does my map.<text:line-break/>I never program, 'cause to program is the uncle of rap.<text:line-break/>Beyond the walls of scenarios, life is defined.<text:line-break/>I think of optimization under uncertainty when I'm in a PySP state of mind.</text:p>
      <text:p text:style-name="Text_20_body">Hope the resolution got some institution.<text:line-break/>My revolution don't like no dirty retribution.<text:line-break/>Run up to the distribution and get the evolution.</text:p>
      <text:p text:style-name="Text_20_body">In a PySP state of mind. </text:p>
      <text:p text:style-name="Text_20_body">What more could you ask for? The fast cat?<text:line-break/>You complain about unscriptability.<text:line-break/>I gotta love it though - somebody still speaks for the mat.</text:p>
      <text:p text:style-name="Text_20_body">I'm rappin' to the ape,<text:line-break/>And I'm gonna move your escape.</text:p>
      <text:p text:style-name="Text_20_body">Easy, big, indented, like a solution<text:line-break/>Boy, I tell you, I thought you were an institution.</text:p>
      <text:p text:style-name="Text_20_body">I can't take the unscriptability, can't take the script.<text:line-break/>I woulda tried to code I guess I got no transcript.</text:p>
      <text:p text:style-name="Text_20_body">I'm rappin' to the escape,<text:line-break/>And I'm gonna move your ape.</text:p>
      <text:p text:style-name="Text_20_body">Yea, yaz, in a PySP state of mind.</text:p>
      <text:p text:style-name="Text_20_body">When I was young my uncle had a nondescript.<text:line-break/>I waz kicked out without no manuscript.<text:line-break/>I never thought I'd see that crypt.<text:line-break/>Ain't a soul alive that could take my uncle's transcript.</text:p>
      <text:p text:style-name="Text_20_body">An object oriented fox is quite the box.</text:p>
      <text:p text:style-name="Text_20_body">Thinking of optimization under uncertainty. Yaz, thinking of optimization under uncertainty (optimization under uncertainty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9:49:21.546099807</meta:creation-date>
    <dc:date>2018-09-14T09:56:20.923313326</dc:date>
    <meta:editing-duration>PT7M3S</meta:editing-duration>
    <meta:editing-cycles>1</meta:editing-cycles>
    <meta:document-statistic meta:table-count="0" meta:image-count="0" meta:object-count="0" meta:page-count="1" meta:paragraph-count="16" meta:word-count="249" meta:character-count="1424" meta:non-whitespace-character-count="1190"/>
    <meta:generator>LibreOffice/6.0.3.2$Linux_X86_64 LibreOffice_project/00m0$Build-2</meta:generator>
  </office:meta>
</office:document-meta>
</file>